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Monetary" table:style-name="ta1">
        <table:table-column table:style-name="co1" table:number-columns-repeated="14" table:default-cell-style-name="Default"/>
        <table:table-row table:style-name="ro1">
          <table:table-cell table:number-columns-repeated="8"/>
          <table:table-cell office:value-type="string" calcext:value-type="string">
            <text:p>fiscal</text:p>
          </table:table-cell>
          <table:table-cell office:value-type="string" calcext:value-type="string">
            <text:p>Tecnologico</text:p>
          </table:table-cell>
          <table:table-cell office:value-type="string" calcext:value-type="string">
            <text:p>Consumo</text:p>
          </table:table-cell>
          <table:table-cell office:value-type="string" calcext:value-type="string">
            <text:p>Inflacion</text:p>
          </table:table-cell>
          <table:table-cell office:value-type="string" calcext:value-type="string">
            <text:p>Interes</text:p>
          </table:table-cell>
          <table:table-cell office:value-type="string" calcext:value-type="string">
            <text:p>Gasto</text:p>
          </table:table-cell>
        </table:table-row>
        <table:table-row table:style-name="ro1">
          <table:table-cell/>
          <table:table-cell office:value-type="string" calcext:value-type="string">
            <text:p>Nash</text:p>
          </table:table-cell>
          <table:table-cell office:value-type="string" calcext:value-type="string">
            <text:p>Monetary</text:p>
          </table:table-cell>
          <table:table-cell office:value-type="string" calcext:value-type="string">
            <text:p>Fiscal</text:p>
          </table:table-cell>
          <table:table-cell/>
          <table:table-cell office:value-type="string" calcext:value-type="string">
            <text:p>gamma_pi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string" calcext:value-type="string">
            <text:p>y</text:p>
          </table:table-cell>
          <table:table-cell office:value-type="float" office:value="34.3740879852213" calcext:value-type="float">
            <text:p>34.3740879852213</text:p>
          </table:table-cell>
          <table:table-cell office:value-type="float" office:value="0.20798936537572" calcext:value-type="float">
            <text:p>0.20798936537572</text:p>
          </table:table-cell>
          <table:table-cell office:value-type="float" office:value="64.8260175812052" calcext:value-type="float">
            <text:p>64.8260175812052</text:p>
          </table:table-cell>
          <table:table-cell office:value-type="float" office:value="0.0170614364513454" calcext:value-type="float">
            <text:p>0.0170614364513454</text:p>
          </table:table-cell>
          <table:table-cell office:value-type="float" office:value="0.574843631746401" calcext:value-type="float">
            <text:p>0.574843631746401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580324636955427" calcext:value-type="float">
            <text:p>0.580324636955427</text:p>
          </table:table-cell>
          <table:table-cell office:value-type="float" office:value="0.213230498010173" calcext:value-type="float">
            <text:p>0.213230498010173</text:p>
          </table:table-cell>
          <table:table-cell table:style-name="ce1" office:value-type="float" office:value="-1.12238536475959E-017" calcext:value-type="float">
            <text:p>-1.12E-17</text:p>
          </table:table-cell>
          <table:table-cell/>
          <table:table-cell office:value-type="string" calcext:value-type="string">
            <text:p>gamma_y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pi</text:p>
          </table:table-cell>
          <table:table-cell office:value-type="float" office:value="45.4281412287567" calcext:value-type="float">
            <text:p>45.4281412287567</text:p>
          </table:table-cell>
          <table:table-cell office:value-type="float" office:value="0.264944244415254" calcext:value-type="float">
            <text:p>0.264944244415254</text:p>
          </table:table-cell>
          <table:table-cell office:value-type="float" office:value="53.3761936963382" calcext:value-type="float">
            <text:p>53.3761936963382</text:p>
          </table:table-cell>
          <table:table-cell office:value-type="float" office:value="0.379605101020271" calcext:value-type="float">
            <text:p>0.379605101020271</text:p>
          </table:table-cell>
          <table:table-cell office:value-type="float" office:value="0.551115729469498" calcext:value-type="float">
            <text:p>0.551115729469498</text:p>
          </table:table-cell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-0.0282117049911139" calcext:value-type="float">
            <text:p>-0.0282117049911139</text:p>
          </table:table-cell>
          <table:table-cell office:value-type="float" office:value="3.40083059176569" calcext:value-type="float">
            <text:p>3.40083059176569</text:p>
          </table:table-cell>
          <table:table-cell table:style-name="ce1" office:value-type="float" office:value="4.27937176537672E-018" calcext:value-type="float">
            <text:p>4.28E-18</text:p>
          </table:table-cell>
          <table:table-cell/>
          <table:table-cell office:value-type="string" calcext:value-type="string">
            <text:p>gamma_r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76.8129482812075" calcext:value-type="float">
            <text:p>76.8129482812075</text:p>
          </table:table-cell>
          <table:table-cell office:value-type="float" office:value="0.19475448956242" calcext:value-type="float">
            <text:p>0.19475448956242</text:p>
          </table:table-cell>
          <table:table-cell office:value-type="float" office:value="22.5392053041117" calcext:value-type="float">
            <text:p>22.5392053041117</text:p>
          </table:table-cell>
          <table:table-cell office:value-type="float" office:value="0.0152067158395765" calcext:value-type="float">
            <text:p>0.0152067158395765</text:p>
          </table:table-cell>
          <table:table-cell office:value-type="float" office:value="0.437885209278779" calcext:value-type="float">
            <text:p>0.437885209278779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-227.322637408181" calcext:value-type="float">
            <text:p>-227.322637408181</text:p>
          </table:table-cell>
          <table:table-cell office:value-type="float" office:value="-381.614425903835" calcext:value-type="float">
            <text:p>-381.614425903835</text:p>
          </table:table-cell>
          <table:table-cell table:style-name="ce1" office:value-type="float" office:value="2.06085148946043E-015" calcext:value-type="float">
            <text:p>2.06E-15</text:p>
          </table:table-cell>
          <table:table-cell/>
          <table:table-cell office:value-type="string" calcext:value-type="string">
            <text:p>delta_pi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r_nat</text:p>
          </table:table-cell>
          <table:table-cell office:value-type="float" office:value="99.0458081199788" calcext:value-type="float">
            <text:p>99.0458081199788</text:p>
          </table:table-cell>
          <table:table-cell office:value-type="float" office:value="0.954191880021229" calcext:value-type="float">
            <text:p>0.954191880021229</text:p>
          </table:table-cell>
          <table:table-cell table:style-name="ce1" office:value-type="float" office:value="3.65273404627239E-027" calcext:value-type="float">
            <text:p>3.65E-27</text:p>
          </table:table-cell>
          <table:table-cell table:style-name="ce1" office:value-type="float" office:value="3.44251953871523E-030" calcext:value-type="float">
            <text:p>3.44E-30</text:p>
          </table:table-cell>
          <table:table-cell table:style-name="ce1" office:value-type="float" office:value="2.51085475667521E-028" calcext:value-type="float">
            <text:p>2.51E-28</text:p>
          </table:table-cell>
        </table:table-row>
        <table:table-row table:style-name="ro1">
          <table:table-cell office:value-type="string" calcext:value-type="string">
            <text:p>r_nat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6.93889390390723E-018" calcext:value-type="float">
            <text:p>6.94E-18</text:p>
          </table:table-cell>
          <table:table-cell/>
          <table:table-cell office:value-type="string" calcext:value-type="string">
            <text:p>delta_y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32.3955566688934" calcext:value-type="float">
            <text:p>32.3955566688934</text:p>
          </table:table-cell>
          <table:table-cell office:value-type="float" office:value="0.203097094290229" calcext:value-type="float">
            <text:p>0.203097094290229</text:p>
          </table:table-cell>
          <table:table-cell office:value-type="float" office:value="67.3576096685765" calcext:value-type="float">
            <text:p>67.3576096685765</text:p>
          </table:table-cell>
          <table:table-cell office:value-type="float" office:value="0.0166423385894816" calcext:value-type="float">
            <text:p>0.0166423385894816</text:p>
          </table:table-cell>
          <table:table-cell office:value-type="float" office:value="0.027094229650384" calcext:value-type="float">
            <text:p>0.027094229650384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-0.0282117049911139" calcext:value-type="float">
            <text:p>-0.0282117049911139</text:p>
          </table:table-cell>
          <table:table-cell office:value-type="float" office:value="3.40083059176569" calcext:value-type="float">
            <text:p>3.40083059176569</text:p>
          </table:table-cell>
          <table:table-cell table:style-name="ce1" office:value-type="float" office:value="6.93889390390723E-018" calcext:value-type="float">
            <text:p>6.94E-18</text:p>
          </table:table-cell>
          <table:table-cell/>
          <table:table-cell office:value-type="string" calcext:value-type="string">
            <text:p>delta_g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g</text:p>
          </table:table-cell>
          <table:table-cell office:value-type="float" office:value="46.0965647140147" calcext:value-type="float">
            <text:p>46.0965647140147</text:p>
          </table:table-cell>
          <table:table-cell office:value-type="float" office:value="0.281226971662665" calcext:value-type="float">
            <text:p>0.281226971662665</text:p>
          </table:table-cell>
          <table:table-cell office:value-type="float" office:value="52.8341096365282" calcext:value-type="float">
            <text:p>52.8341096365282</text:p>
          </table:table-cell>
          <table:table-cell office:value-type="float" office:value="0.0248494676340567" calcext:value-type="float">
            <text:p>0.0248494676340567</text:p>
          </table:table-cell>
          <table:table-cell office:value-type="float" office:value="0.763249210160356" calcext:value-type="float">
            <text:p>0.76324921016035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.49992272573514" calcext:value-type="float">
            <text:p>1.49992272573514</text:p>
          </table:table-cell>
          <table:table-cell office:value-type="float" office:value="2.83390515522456" calcext:value-type="float">
            <text:p>2.83390515522456</text:p>
          </table:table-cell>
          <table:table-cell table:style-name="ce1" office:value-type="float" office:value="-1.09449705821456E-017" calcext:value-type="float">
            <text:p>-1.09E-17</text:p>
          </table:table-cell>
          <table:table-cell table:number-columns-repeated="4"/>
          <table:table-cell office:value-type="string" calcext:value-type="string">
            <text:p>L_m</text:p>
          </table:table-cell>
          <table:table-cell table:formula="of:=[.$G$2]*[.J3]*2+ [.$G$3]*[.J2]*2+[.$G$4]*([.J6]-[.J5])*2" office:value-type="float" office:value="37.4470450329828" calcext:value-type="float">
            <text:p>37.4470450329828</text:p>
          </table:table-cell>
          <table:table-cell table:formula="of:=[.$G$2]*[.K3]*2+ [.$G$3]*[.K2]*2+[.$G$4]*([.K6]-[.K5])*2" office:value-type="float" office:value="-0.285177406297405" calcext:value-type="float">
            <text:p>-0.285177406297405</text:p>
          </table:table-cell>
          <table:table-cell table:formula="of:=[.$G$2]*[.L3]*2+ [.$G$3]*[.L2]*2+[.$G$4]*([.L6]-[.L5])*2" office:value-type="float" office:value="260.154146567455" calcext:value-type="float">
            <text:p>260.154146567455</text:p>
          </table:table-cell>
          <table:table-cell table:formula="of:=[.$G$2]*[.M3]*2+ [.$G$3]*[.M2]*2+[.$G$4]*([.M6]-[.M5])*2" office:value-type="float" office:value="0.980842744801625" calcext:value-type="float">
            <text:p>0.980842744801625</text:p>
          </table:table-cell>
          <table:table-cell table:formula="of:=[.$G$2]*[.N3]*2+ [.$G$3]*[.N2]*2+[.$G$4]*([.N6]-[.N5])*2" office:value-type="float" office:value="1.70314306105748" calcext:value-type="float">
            <text:p>1.70314306105748</text:p>
          </table:table-cell>
        </table:table-row>
        <table:table-row table:style-name="ro1">
          <table:table-cell office:value-type="string" calcext:value-type="string">
            <text:p>L_m</text:p>
          </table:table-cell>
          <table:table-cell table:formula="of:=[.$G$2]*[.B4]*2+ [.$G$3]*[.B3]*2+[.$G$4]*([.B7]-[.B6])*2" office:value-type="float" office:value="0.180136669012369" calcext:value-type="float">
            <text:p>0.180136669012369</text:p>
          </table:table-cell>
          <table:table-cell table:formula="of:=[.$G$2]*[.C4]*2+ [.$G$3]*[.C3]*2+[.$G$4]*([.C7]-[.C6])*2" office:value-type="float" office:value="13.3698545568913" calcext:value-type="float">
            <text:p>13.3698545568913</text:p>
          </table:table-cell>
          <table:table-cell table:formula="of:=[.$G$2]*[.D4]*2+ [.$G$3]*[.D3]*2+[.$G$4]*([.D7]-[.D6])*2" office:value-type="float" office:value="5.08650258964385E-018" calcext:value-type="float">
            <text:p>5.08650258964385E-18</text:p>
          </table:table-cell>
          <table:table-cell table:number-columns-repeated="4"/>
          <table:table-cell office:value-type="string" calcext:value-type="string">
            <text:p>L_f</text:p>
          </table:table-cell>
          <table:table-cell table:formula="of:=[.$G$5]*[.J3]*2+[.$G$6]*[.J2]*2+[.$G$7]*[.J7]*2" office:value-type="float" office:value="131.697572934439" calcext:value-type="float">
            <text:p>131.697572934439</text:p>
          </table:table-cell>
          <table:table-cell table:formula="of:=[.$G$5]*[.K3]*2+[.$G$6]*[.K2]*2+[.$G$7]*[.K7]*2" office:value-type="float" office:value="0.79305902147826" calcext:value-type="float">
            <text:p>0.79305902147826</text:p>
          </table:table-cell>
          <table:table-cell table:formula="of:=[.$G$5]*[.L3]*2+[.$G$6]*[.L2]*2+[.$G$7]*[.L7]*2" office:value-type="float" office:value="215.170195619446" calcext:value-type="float">
            <text:p>215.170195619446</text:p>
          </table:table-cell>
          <table:table-cell table:formula="of:=[.$G$5]*[.M3]*2+[.$G$6]*[.M2]*2+[.$G$7]*[.M7]*2" office:value-type="float" office:value="0.244880875455527" calcext:value-type="float">
            <text:p>0.244880875455527</text:p>
          </table:table-cell>
          <table:table-cell table:formula="of:=[.$G$5]*[.N3]*2+[.$G$6]*[.N2]*2+[.$G$7]*[.N7]*2" office:value-type="float" office:value="2.09429154918093" calcext:value-type="float">
            <text:p>2.09429154918093</text:p>
          </table:table-cell>
        </table:table-row>
        <table:table-row table:style-name="ro1">
          <table:table-cell office:value-type="string" calcext:value-type="string">
            <text:p>L_f</text:p>
          </table:table-cell>
          <table:table-cell table:formula="of:=[.$G$5]*[.B4]*2+[.$G$6]*[.B3]*2+[.$G$7]*[.B8]*2" office:value-type="float" office:value="2.18666710276058" calcext:value-type="float">
            <text:p>2.18666710276058</text:p>
          </table:table-cell>
          <table:table-cell table:formula="of:=[.$G$5]*[.C4]*2+[.$G$6]*[.C3]*2+[.$G$7]*[.C8]*2" office:value-type="float" office:value="3.65044411852056" calcext:value-type="float">
            <text:p>3.65044411852056</text:p>
          </table:table-cell>
          <table:table-cell table:formula="of:=[.$G$5]*[.D4]*2+[.$G$6]*[.D3]*2+[.$G$7]*[.D8]*2" office:value-type="float" office:value="-3.13924335273742E-017" calcext:value-type="float">
            <text:p>-3.13924335273742E-17</text:p>
          </table:table-cell>
          <table:table-cell table:number-columns-repeated="4"/>
          <table:table-cell office:value-type="string" calcext:value-type="string">
            <text:p>L_</text:p>
          </table:table-cell>
          <table:table-cell table:formula="of:=SUM([.J8:.J9])" office:value-type="float" office:value="169.144617967422" calcext:value-type="float">
            <text:p>169.144617967422</text:p>
          </table:table-cell>
          <table:table-cell table:formula="of:=SUM([.K8:.K9])" office:value-type="float" office:value="0.507881615180855" calcext:value-type="float">
            <text:p>0.507881615180855</text:p>
          </table:table-cell>
          <table:table-cell table:formula="of:=SUM([.L8:.L9])" office:value-type="float" office:value="475.324342186901" calcext:value-type="float">
            <text:p>475.324342186901</text:p>
          </table:table-cell>
          <table:table-cell table:formula="of:=SUM([.M8:.M9])" office:value-type="float" office:value="1.22572362025715" calcext:value-type="float">
            <text:p>1.22572362025715</text:p>
          </table:table-cell>
          <table:table-cell table:formula="of:=SUM([.N8:.N9])" office:value-type="float" office:value="3.79743461023841" calcext:value-type="float">
            <text:p>3.79743461023841</text:p>
          </table:table-cell>
        </table:table-row>
        <table:table-row table:style-name="ro1">
          <table:table-cell office:value-type="string" calcext:value-type="string">
            <text:p>L_</text:p>
          </table:table-cell>
          <table:table-cell table:formula="of:=SUM([.B9:.B10])" office:value-type="float" office:value="2.36680377177295" calcext:value-type="float">
            <text:p>2.36680377177295</text:p>
          </table:table-cell>
          <table:table-cell table:formula="of:=SUM([.C9:.C10])" office:value-type="float" office:value="17.0202986754118" calcext:value-type="float">
            <text:p>17.0202986754118</text:p>
          </table:table-cell>
          <table:table-cell table:formula="of:=SUM([.D9:.D10])" office:value-type="float" office:value="-2.63059309377303E-017" calcext:value-type="float">
            <text:p>-2.63059309377303E-17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monetario</text:p>
          </table:table-cell>
          <table:table-cell office:value-type="string" calcext:value-type="string">
            <text:p>Tecnologico</text:p>
          </table:table-cell>
          <table:table-cell office:value-type="string" calcext:value-type="string">
            <text:p>Consumo</text:p>
          </table:table-cell>
          <table:table-cell office:value-type="string" calcext:value-type="string">
            <text:p>Inflacion</text:p>
          </table:table-cell>
          <table:table-cell office:value-type="string" calcext:value-type="string">
            <text:p>Interes</text:p>
          </table:table-cell>
          <table:table-cell office:value-type="string" calcext:value-type="string">
            <text:p>Gast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y</text:p>
          </table:table-cell>
          <table:table-cell office:value-type="float" office:value="1.10226489440842" calcext:value-type="float">
            <text:p>1.10226489440842</text:p>
          </table:table-cell>
          <table:table-cell office:value-type="float" office:value="6.61622719659655" calcext:value-type="float">
            <text:p>6.61622719659655</text:p>
          </table:table-cell>
          <table:table-cell office:value-type="float" office:value="29.1937621372419" calcext:value-type="float">
            <text:p>29.1937621372419</text:p>
          </table:table-cell>
          <table:table-cell office:value-type="float" office:value="17.6031506772268" calcext:value-type="float">
            <text:p>17.6031506772268</text:p>
          </table:table-cell>
          <table:table-cell office:value-type="float" office:value="45.4845950945263" calcext:value-type="float">
            <text:p>45.484595094526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</text:p>
          </table:table-cell>
          <table:table-cell office:value-type="float" office:value="0.684461274681137" calcext:value-type="float">
            <text:p>0.684461274681137</text:p>
          </table:table-cell>
          <table:table-cell office:value-type="float" office:value="6.68599566245636" calcext:value-type="float">
            <text:p>6.68599566245636</text:p>
          </table:table-cell>
          <table:table-cell office:value-type="float" office:value="0.145049079006681" calcext:value-type="float">
            <text:p>0.145049079006681</text:p>
          </table:table-cell>
          <table:table-cell office:value-type="float" office:value="40.2105292606919" calcext:value-type="float">
            <text:p>40.2105292606919</text:p>
          </table:table-cell>
          <table:table-cell office:value-type="float" office:value="52.2739647231639" calcext:value-type="float">
            <text:p>52.273964723163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b</text:p>
          </table:table-cell>
          <table:table-cell office:value-type="float" office:value="0.404961280269262" calcext:value-type="float">
            <text:p>0.404961280269262</text:p>
          </table:table-cell>
          <table:table-cell office:value-type="float" office:value="3.55680462553904" calcext:value-type="float">
            <text:p>3.55680462553904</text:p>
          </table:table-cell>
          <table:table-cell office:value-type="float" office:value="0.0216775334149916" calcext:value-type="float">
            <text:p>0.0216775334149916</text:p>
          </table:table-cell>
          <table:table-cell office:value-type="float" office:value="18.4710376046003" calcext:value-type="float">
            <text:p>18.4710376046003</text:p>
          </table:table-cell>
          <table:table-cell office:value-type="float" office:value="77.5455189561764" calcext:value-type="float">
            <text:p>77.545518956176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_nat</text:p>
          </table:table-cell>
          <table:table-cell office:value-type="float" office:value="16.3139307601956" calcext:value-type="float">
            <text:p>16.3139307601956</text:p>
          </table:table-cell>
          <table:table-cell office:value-type="float" office:value="83.6860692398044" calcext:value-type="float">
            <text:p>83.6860692398044</text:p>
          </table:table-cell>
          <table:table-cell table:style-name="ce1" office:value-type="float" office:value="1.02082083555225E-020" calcext:value-type="float">
            <text:p>1.02E-20</text:p>
          </table:table-cell>
          <table:table-cell table:style-name="ce1" office:value-type="float" office:value="3.47754108157704E-018" calcext:value-type="float">
            <text:p>3.48E-18</text:p>
          </table:table-cell>
          <table:table-cell table:style-name="ce1" office:value-type="float" office:value="7.12774735354051E-017" calcext:value-type="float">
            <text:p>7.13E-1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</text:p>
          </table:table-cell>
          <table:table-cell office:value-type="float" office:value="16.7142071177763" calcext:value-type="float">
            <text:p>16.7142071177763</text:p>
          </table:table-cell>
          <table:table-cell office:value-type="float" office:value="74.2833436591481" calcext:value-type="float">
            <text:p>74.2833436591481</text:p>
          </table:table-cell>
          <table:table-cell office:value-type="float" office:value="0.0662921526836506" calcext:value-type="float">
            <text:p>0.0662921526836506</text:p>
          </table:table-cell>
          <table:table-cell office:value-type="float" office:value="0.0343355351525912" calcext:value-type="float">
            <text:p>0.0343355351525912</text:p>
          </table:table-cell>
          <table:table-cell office:value-type="float" office:value="8.90182153523944" calcext:value-type="float">
            <text:p>8.9018215352394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</text:p>
          </table:table-cell>
          <table:table-cell office:value-type="float" office:value="2.31382059770211" calcext:value-type="float">
            <text:p>2.31382059770211</text:p>
          </table:table-cell>
          <table:table-cell office:value-type="float" office:value="13.6216308822442" calcext:value-type="float">
            <text:p>13.6216308822442</text:p>
          </table:table-cell>
          <table:table-cell office:value-type="float" office:value="0.0492972176851113" calcext:value-type="float">
            <text:p>0.0492972176851113</text:p>
          </table:table-cell>
          <table:table-cell office:value-type="float" office:value="35.5008958159308" calcext:value-type="float">
            <text:p>35.5008958159308</text:p>
          </table:table-cell>
          <table:table-cell office:value-type="float" office:value="48.5143554864378" calcext:value-type="float">
            <text:p>48.514355486437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L_m</text:p>
          </table:table-cell>
          <table:table-cell table:formula="of:=[.$G$2]*[.J14]*2+ [.$G$3]*[.J13]*2+[.$G$4]*([.J17]-[.J16])*2" office:value-type="float" office:value="2.82267253452003" calcext:value-type="float">
            <text:p>2.82267253452003</text:p>
          </table:table-cell>
          <table:table-cell table:formula="of:=[.$G$2]*[.K14]*2+ [.$G$3]*[.K13]*2+[.$G$4]*([.K17]-[.K16])*2" office:value-type="float" office:value="6.85928694152036" calcext:value-type="float">
            <text:p>6.85928694152036</text:p>
          </table:table-cell>
          <table:table-cell table:formula="of:=[.$G$2]*[.L14]*2+ [.$G$3]*[.L13]*2+[.$G$4]*([.L17]-[.L16])*2" office:value-type="float" office:value="15.0523127798948" calcext:value-type="float">
            <text:p>15.0523127798948</text:p>
          </table:table-cell>
          <table:table-cell table:formula="of:=[.$G$2]*[.M14]*2+ [.$G$3]*[.M13]*2+[.$G$4]*([.M17]-[.M16])*2" office:value-type="float" office:value="109.375968239557" calcext:value-type="float">
            <text:p>109.375968239557</text:p>
          </table:table-cell>
          <table:table-cell table:formula="of:=[.$G$2]*[.N14]*2+ [.$G$3]*[.N13]*2+[.$G$4]*([.N17]-[.N16])*2" office:value-type="float" office:value="165.889759504508" calcext:value-type="float">
            <text:p>165.88975950450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L_f</text:p>
          </table:table-cell>
          <table:table-cell table:formula="of:=[.$G$5]*[.J14]*2+[.$G$6]*[.J13]*2+[.$G$7]*[.J18]*2" office:value-type="float" office:value="4.25480317221267" calcext:value-type="float">
            <text:p>4.25480317221267</text:p>
          </table:table-cell>
          <table:table-cell table:formula="of:=[.$G$5]*[.K14]*2+[.$G$6]*[.K13]*2+[.$G$7]*[.K18]*2" office:value-type="float" office:value="26.6943812638417" calcext:value-type="float">
            <text:p>26.6943812638417</text:p>
          </table:table-cell>
          <table:table-cell table:formula="of:=[.$G$5]*[.L14]*2+[.$G$6]*[.L13]*2+[.$G$7]*[.L18]*2" office:value-type="float" office:value="73.0815784914506" calcext:value-type="float">
            <text:p>73.0815784914506</text:p>
          </table:table-cell>
          <table:table-cell table:formula="of:=[.$G$5]*[.M14]*2+[.$G$6]*[.M13]*2+[.$G$7]*[.M18]*2" office:value-type="float" office:value="81.8635892313783" calcext:value-type="float">
            <text:p>81.8635892313783</text:p>
          </table:table-cell>
          <table:table-cell table:formula="of:=[.$G$5]*[.N14]*2+[.$G$6]*[.N13]*2+[.$G$7]*[.N18]*2" office:value-type="float" office:value="164.105647841117" calcext:value-type="float">
            <text:p>164.105647841117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L_</text:p>
          </table:table-cell>
          <table:table-cell table:formula="of:=SUM([.J19:.J20])" office:value-type="float" office:value="7.07747570673271" calcext:value-type="float">
            <text:p>7.07747570673271</text:p>
          </table:table-cell>
          <table:table-cell table:formula="of:=SUM([.K19:.K20])" office:value-type="float" office:value="33.553668205362" calcext:value-type="float">
            <text:p>33.553668205362</text:p>
          </table:table-cell>
          <table:table-cell table:formula="of:=SUM([.L19:.L20])" office:value-type="float" office:value="88.1338912713454" calcext:value-type="float">
            <text:p>88.1338912713454</text:p>
          </table:table-cell>
          <table:table-cell table:formula="of:=SUM([.M19:.M20])" office:value-type="float" office:value="191.239557470935" calcext:value-type="float">
            <text:p>191.239557470935</text:p>
          </table:table-cell>
          <table:table-cell table:formula="of:=SUM([.N19:.N20])" office:value-type="float" office:value="329.995407345625" calcext:value-type="float">
            <text:p>329.99540734562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nash</text:p>
          </table:table-cell>
          <table:table-cell office:value-type="string" calcext:value-type="string">
            <text:p>Tecnologico</text:p>
          </table:table-cell>
          <table:table-cell office:value-type="string" calcext:value-type="string">
            <text:p>Consumo</text:p>
          </table:table-cell>
          <table:table-cell office:value-type="string" calcext:value-type="string">
            <text:p>Inflacion</text:p>
          </table:table-cell>
          <table:table-cell office:value-type="string" calcext:value-type="string">
            <text:p>Interes</text:p>
          </table:table-cell>
          <table:table-cell office:value-type="string" calcext:value-type="string">
            <text:p>Gasto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y</text:p>
          </table:table-cell>
          <table:table-cell office:value-type="float" office:value="0.371242279909197" calcext:value-type="float">
            <text:p>0.371242279909197</text:p>
          </table:table-cell>
          <table:table-cell table:style-name="ce1" office:value-type="float" office:value="0.00000688090401861097" calcext:value-type="float">
            <text:p>6.88E-06</text:p>
          </table:table-cell>
          <table:table-cell office:value-type="float" office:value="96.9659420418448" calcext:value-type="float">
            <text:p>96.9659420418448</text:p>
          </table:table-cell>
          <table:table-cell office:value-type="float" office:value="0.000819839413266779" calcext:value-type="float">
            <text:p>0.000819839413266779</text:p>
          </table:table-cell>
          <table:table-cell office:value-type="float" office:value="2.66198895792869" calcext:value-type="float">
            <text:p>2.6619889579286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pi</text:p>
          </table:table-cell>
          <table:table-cell office:value-type="float" office:value="65.5657480677767" calcext:value-type="float">
            <text:p>65.5657480677767</text:p>
          </table:table-cell>
          <table:table-cell office:value-type="float" office:value="0.00110108156962815" calcext:value-type="float">
            <text:p>0.00110108156962815</text:p>
          </table:table-cell>
          <table:table-cell office:value-type="float" office:value="33.5016090317262" calcext:value-type="float">
            <text:p>33.5016090317262</text:p>
          </table:table-cell>
          <table:table-cell office:value-type="float" office:value="0.79294742785012" calcext:value-type="float">
            <text:p>0.79294742785012</text:p>
          </table:table-cell>
          <table:table-cell office:value-type="float" office:value="0.138594391077375" calcext:value-type="float">
            <text:p>0.138594391077375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b</text:p>
          </table:table-cell>
          <table:table-cell office:value-type="float" office:value="1.86188632704873" calcext:value-type="float">
            <text:p>1.86188632704873</text:p>
          </table:table-cell>
          <table:table-cell table:style-name="ce1" office:value-type="float" office:value="0.0000321323002912816" calcext:value-type="float">
            <text:p>3.21E-05</text:p>
          </table:table-cell>
          <table:table-cell office:value-type="float" office:value="93.4464930362253" calcext:value-type="float">
            <text:p>93.4464930362253</text:p>
          </table:table-cell>
          <table:table-cell office:value-type="float" office:value="0.0156894096762177" calcext:value-type="float">
            <text:p>0.0156894096762177</text:p>
          </table:table-cell>
          <table:table-cell office:value-type="float" office:value="4.67589909474949" calcext:value-type="float">
            <text:p>4.6758990947494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_nat</text:p>
          </table:table-cell>
          <table:table-cell office:value-type="float" office:value="99.998654955667" calcext:value-type="float">
            <text:p>99.998654955667</text:p>
          </table:table-cell>
          <table:table-cell office:value-type="float" office:value="0.00134504433299404" calcext:value-type="float">
            <text:p>0.00134504433299404</text:p>
          </table:table-cell>
          <table:table-cell table:style-name="ce1" office:value-type="float" office:value="7.91163997076896E-020" calcext:value-type="float">
            <text:p>7.91E-20</text:p>
          </table:table-cell>
          <table:table-cell table:style-name="ce1" office:value-type="float" office:value="2.4174920877178E-022" calcext:value-type="float">
            <text:p>2.42E-22</text:p>
          </table:table-cell>
          <table:table-cell table:style-name="ce1" office:value-type="float" office:value="4.71599674939124E-023" calcext:value-type="float">
            <text:p>4.72E-23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r</text:p>
          </table:table-cell>
          <table:table-cell office:value-type="float" office:value="62.6456031751256" calcext:value-type="float">
            <text:p>62.6456031751256</text:p>
          </table:table-cell>
          <table:table-cell office:value-type="float" office:value="0.000699826155690893" calcext:value-type="float">
            <text:p>0.000699826155690893</text:p>
          </table:table-cell>
          <table:table-cell office:value-type="float" office:value="37.2828889103085" calcext:value-type="float">
            <text:p>37.2828889103085</text:p>
          </table:table-cell>
          <table:table-cell office:value-type="float" office:value="0.00189646907590695" calcext:value-type="float">
            <text:p>0.00189646907590695</text:p>
          </table:table-cell>
          <table:table-cell office:value-type="float" office:value="0.0689116193342538" calcext:value-type="float">
            <text:p>0.0689116193342538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</text:p>
          </table:table-cell>
          <table:table-cell office:value-type="float" office:value="2.0883004725142" calcext:value-type="float">
            <text:p>2.0883004725142</text:p>
          </table:table-cell>
          <table:table-cell table:style-name="ce1" office:value-type="float" office:value="0.0000382753118132996" calcext:value-type="float">
            <text:p>3.83E-05</text:p>
          </table:table-cell>
          <table:table-cell office:value-type="float" office:value="95.2234970374335" calcext:value-type="float">
            <text:p>95.2234970374335</text:p>
          </table:table-cell>
          <table:table-cell office:value-type="float" office:value="0.00541158516388103" calcext:value-type="float">
            <text:p>0.00541158516388103</text:p>
          </table:table-cell>
          <table:table-cell office:value-type="float" office:value="2.68275262957659" calcext:value-type="float">
            <text:p>2.68275262957659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L_m</text:p>
          </table:table-cell>
          <table:table-cell table:formula="of:=[.$G$2]*[.J25]*2+ [.$G$3]*[.J24]*2+[.$G$4]*([.J28]-[.J27])*2" office:value-type="float" office:value="111.805718816638" calcext:value-type="float">
            <text:p>111.805718816638</text:p>
          </table:table-cell>
          <table:table-cell table:formula="of:=[.$G$2]*[.K25]*2+ [.$G$3]*[.K24]*2+[.$G$4]*([.K28]-[.K27])*2" office:value-type="float" office:value="0.00185283892785528" calcext:value-type="float">
            <text:p>0.00185283892785528</text:p>
          </table:table-cell>
          <table:table-cell table:formula="of:=[.$G$2]*[.L25]*2+ [.$G$3]*[.L24]*2+[.$G$4]*([.L28]-[.L27])*2" office:value-type="float" office:value="184.43303807467" calcext:value-type="float">
            <text:p>184.43303807467</text:p>
          </table:table-cell>
          <table:table-cell table:formula="of:=[.$G$2]*[.M25]*2+ [.$G$3]*[.M24]*2+[.$G$4]*([.M28]-[.M27])*2" office:value-type="float" office:value="1.9854335460382" calcext:value-type="float">
            <text:p>1.9854335460382</text:p>
          </table:table-cell>
          <table:table-cell table:formula="of:=[.$G$2]*[.N25]*2+ [.$G$3]*[.N24]*2+[.$G$4]*([.N28]-[.N27])*2" office:value-type="float" office:value="1.77395672372574" calcext:value-type="float">
            <text:p>1.7739567237257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L_f</text:p>
          </table:table-cell>
          <table:table-cell table:formula="of:=[.$G$5]*[.J25]*2+[.$G$6]*[.J24]*2+[.$G$7]*[.J29]*2" office:value-type="float" office:value="34.7551299699184" calcext:value-type="float">
            <text:p>34.7551299699184</text:p>
          </table:table-cell>
          <table:table-cell table:formula="of:=[.$G$5]*[.K25]*2+[.$G$6]*[.K24]*2+[.$G$7]*[.K29]*2" office:value-type="float" office:value="0.000586880700767252" calcext:value-type="float">
            <text:p>0.000586880700767252</text:p>
          </table:table-cell>
          <table:table-cell table:formula="of:=[.$G$5]*[.L25]*2+[.$G$6]*[.L24]*2+[.$G$7]*[.L29]*2" office:value-type="float" office:value="306.777408139192" calcext:value-type="float">
            <text:p>306.777408139192</text:p>
          </table:table-cell>
          <table:table-cell table:formula="of:=[.$G$5]*[.M25]*2+[.$G$6]*[.M24]*2+[.$G$7]*[.M29]*2" office:value-type="float" office:value="0.401229105040167" calcext:value-type="float">
            <text:p>0.401229105040167</text:p>
          </table:table-cell>
          <table:table-cell table:formula="of:=[.$G$5]*[.N25]*2+[.$G$6]*[.N24]*2+[.$G$7]*[.N29]*2" office:value-type="float" office:value="8.06564590514871" calcext:value-type="float">
            <text:p>8.06564590514871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L_</text:p>
          </table:table-cell>
          <table:table-cell table:formula="of:=SUM([.J30:.J31])" office:value-type="float" office:value="146.560848786557" calcext:value-type="float">
            <text:p>146.560848786557</text:p>
          </table:table-cell>
          <table:table-cell table:formula="of:=SUM([.K30:.K31])" office:value-type="float" office:value="0.00243971962862253" calcext:value-type="float">
            <text:p>0.00243971962862253</text:p>
          </table:table-cell>
          <table:table-cell table:formula="of:=SUM([.L30:.L31])" office:value-type="float" office:value="491.210446213862" calcext:value-type="float">
            <text:p>491.210446213862</text:p>
          </table:table-cell>
          <table:table-cell table:formula="of:=SUM([.M30:.M31])" office:value-type="float" office:value="2.38666265107837" calcext:value-type="float">
            <text:p>2.38666265107837</text:p>
          </table:table-cell>
          <table:table-cell table:formula="of:=SUM([.N30:.N31])" office:value-type="float" office:value="9.83960262887445" calcext:value-type="float">
            <text:p>9.8396026288744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mejor</text:p>
          </table:table-cell>
          <table:table-cell office:value-type="string" calcext:value-type="string">
            <text:p>monetario</text:p>
          </table:table-cell>
          <table:table-cell office:value-type="string" calcext:value-type="string">
            <text:p>nash</text:p>
          </table:table-cell>
          <table:table-cell office:value-type="string" calcext:value-type="string">
            <text:p>monetario</text:p>
          </table:table-cell>
          <table:table-cell table:number-columns-repeated="2" office:value-type="string" calcext:value-type="string">
            <text:p>fisc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23:39:54.485848608</meta:creation-date>
    <dc:date>2025-01-04T00:00:49.533635816</dc:date>
    <meta:editing-duration>PT9M27S</meta:editing-duration>
    <meta:editing-cycles>1</meta:editing-cycles>
    <meta:document-statistic meta:table-count="1" meta:cell-count="237" meta:object-count="0"/>
    <meta:generator>LibreOffice/24.8.4.2$Linux_X86_64 LibreOffice_project/bb3cfa12c7b1bf994ecc5649a80400d06cd71002</meta:generator>
  </office:meta>
</office:document-meta>
</file>